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3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how name of columns or explain table</text:span></text:p>
      <text:p text:style-name="P1"><text:line-break/><text:span text:style-name="T1">DESC books</text:span><text:line-break/><text:line-break/><text:span text:style-name="T1">Display Whole Table</text:span></text:p>
      <text:p text:style-name="P1"><text:line-break/><text:span text:style-name="T1">SELECT * FROM books</text:span></text:p>
      <text:p text:style-name="P1"><text:span text:style-name="T1"/></text:p>
      <text:p text:style-name="P1"><text:span text:style-name="T1">Finding book with the maximum number of pages </text:span><text:line-break/><text:line-break/><text:span text:style-name="T1">SELECT title FROM books WHERE pages = (SELECT MAX(pages) FROM books);</text:span></text:p>
      <text:p text:style-name="P1"><text:span text:style-name="T1"/></text:p>
      <text:p text:style-name="P1"><text:line-break/><text:line-break/><text:span text:style-name="T1">SELECT DISTINCT (author_fname, author_lname FROM books;</text:span><text:line-break/><text:line-break/><text:span text:style-name="T1">SELECT CONCAT (SUBSTRING(title, 1, 11)," ") FROM books;</text:span><text:line-break/><text:line-break/><text:span text:style-name="T1">SELECT CONCAT UPPER (author_fname," ", author_lname) FROM books;</text:span><text:line-break/><text:line-break/><text:span text:style-name="T1">Customise concat</text:span><text:line-break/><text:span text:style-name="T1">SELECT CONCAT ('author_fname', ' ', ' is ', ' ', 'good') FROM books;</text:span><text:line-break/><text:line-break/><text:span text:style-name="T1">find author with the minimum amount of books</text:span><text:line-break/><text:line-break/><text:span text:style-name="T1">SELECT CONCAT (author_fname, ' ', author_lname), MIN(title) FROM books WHERE title = (SELECT MIN(title) FROM books);</text:span><text:line-break/><text:line-break/><text:span text:style-name="T3">Ar</text:span><text:span text:style-name="T2">range books from earliest to latest year</text:span><text:line-break/><text:line-break/><text:span text:style-name="T1">SELECT title, released_year FROM books ORDER BY released_year ASC;</text:span><text:line-break/><text:line-break/><text:span text:style-name="T1">Find the author of the book "adventures"</text:span><text:line-break/><text:line-break/><text:span text:style-name="T1">SELECT CONCAT( author_fname, ' ', author_lname)  FROM books WHERE title LIKE '%Adventures%';</text:span></text:p>
      <text:p text:style-name="P1"><text:span text:style-name="T1"/></text:p>
      <text:p text:style-name="P1"><text:span text:style-name="T1">Finding the Quantity of each book using partition by</text:span><text:line-break/><text:line-break/><text:span text:style-name="T1">SELECT title, SUM(stock_quantity) OVER (PARTITION BY title) AS "Book title" FROM books</text:span><text:line-break/><text:line-break/><text:span text:style-name="T1">Find the overall stock quantity of "Whatever" as a percentage</text:span><text:line-break/><text:line-break/><text:span text:style-name="T1">SELECT title, stock_quantity, A/ SUM(stock_quantity) * 100 FROM</text:span><text:line-break/><text:span text:style-name="T1">(SELECT title, stock_quantity, SUM(stock_quantity) AS "A" FROM books WHERE title LIKE '%Whatever%')</text:span><text:line-break/></text:p>
      <text:p text:style-name="P1"><text:span text:style-name="T1">List of full author names using concat</text:span></text:p>
      <text:p text:style-name="P1"><text:line-break/><text:span text:style-name="T1">SELECT CONCAT_WS ("-", author_lame, author_fname) FROM books;</text:span></text:p>
      <text:p text:style-name="P1"><text:span text:style-name="T1"/></text:p>
      <text:p text:style-name="P1"><text:soft-page-break/><text:line-break/><text:line-break/><text:span text:style-name="T1">SELECT title, stock_quantity, COUNT(*) AS quantity, CASE WHEN released_year &lt; 2000 THEN 'Old Literature' WHEN released_year &gt; 2000 THEN 'Modern Literature' END AS Genre FROM books;</text:span><text:line-break/><text:line-break/><text:span text:style-name="T1">Show number of characters for each book</text:span><text:line-break/><text:span text:style-name="T1">SELECT author_lname, CHAR_LENGTH (author_lname) AS 'length' FROM books;</text:span></text:p>
      <text:p text:style-name="P2"/>
      <text:p text:style-name="P1"><text:span text:style-name="T1">Show the first 10 characters of each title</text:span><text:line-break/><text:line-break/><text:span text:style-name="T1">SELECT (SUBSTRING(CONCAT(title,1, 10)," ")) FROM books;</text:span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07T12:27:10.70</meta:creation-date>
    <dc:date>2022-07-07T16:56:58.31</dc:date>
    <meta:editing-duration>PT3H37M41S</meta:editing-duration>
    <meta:editing-cycles>3</meta:editing-cycles>
    <meta:generator>OpenOffice/4.1.11$Win32 OpenOffice.org_project/4111m1$Build-9808</meta:generator>
    <meta:document-statistic meta:table-count="0" meta:image-count="0" meta:object-count="0" meta:page-count="2" meta:paragraph-count="10" meta:word-count="251" meta:character-count="1751"/>
  </office:meta>
</office:document-meta>
</file>